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31.1pt"/>
    </style:style>
    <style:style style:name="co2" style:family="table-column">
      <style:table-column-properties fo:break-before="auto" style:column-width="76.65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test_all_all_lstm_metrics" table:style-name="ta1">
        <table:table-column table:style-name="co1" table:default-cell-style-name="ce1"/>
        <table:table-column table:style-name="co2" table:number-columns-repeated="8" table:default-cell-style-name="ce2"/>
        <table:table-row table:style-name="ro1">
          <table:table-cell office:value-type="string" calcext:value-type="string">
            <text:p>letter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W</text:p>
          </table:table-cell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AB</text:p>
          </table:table-cell>
          <table:table-cell table:style-name="ce1" office:value-type="string" calcext:value-type="string">
            <text:p>AD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-1" calcext:value-type="float">
            <text:p>-1</text:p>
          </table:table-cell>
          <table:table-cell office:value-type="float" office:value="0.09228515625" calcext:value-type="float">
            <text:p>0.09228515625</text:p>
          </table:table-cell>
          <table:table-cell office:value-type="float" office:value="0.4697265625" calcext:value-type="float">
            <text:p>0.4697265625</text:p>
          </table:table-cell>
          <table:table-cell office:value-type="float" office:value="0.12939453125" calcext:value-type="float">
            <text:p>0.12939453125</text:p>
          </table:table-cell>
          <table:table-cell office:value-type="float" office:value="0.2333984375" calcext:value-type="float">
            <text:p>0.2333984375</text:p>
          </table:table-cell>
          <table:table-cell office:value-type="float" office:value="0.9697265625" calcext:value-type="float">
            <text:p>0.9697265625</text:p>
          </table:table-cell>
          <table:table-cell office:value-type="float" office:value="1" calcext:value-type="float">
            <text:p>1</text:p>
          </table:table-cell>
          <table:table-cell office:value-type="float" office:value="0.30126953125" calcext:value-type="float">
            <text:p>0.30126953125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0.09228515625" calcext:value-type="float">
            <text:p>0.09228515625</text:p>
          </table:table-cell>
          <table:table-cell office:value-type="float" office:value="-1" calcext:value-type="float">
            <text:p>-1</text:p>
          </table:table-cell>
          <table:table-cell office:value-type="float" office:value="0.17626953125" calcext:value-type="float">
            <text:p>0.17626953125</text:p>
          </table:table-cell>
          <table:table-cell office:value-type="float" office:value="0.67724609375" calcext:value-type="float">
            <text:p>0.67724609375</text:p>
          </table:table-cell>
          <table:table-cell office:value-type="float" office:value="0.0771484375" calcext:value-type="float">
            <text:p>0.0771484375</text:p>
          </table:table-cell>
          <table:table-cell office:value-type="float" office:value="0.17626953125" calcext:value-type="float">
            <text:p>0.17626953125</text:p>
          </table:table-cell>
          <table:table-cell office:value-type="float" office:value="0.09228515625" calcext:value-type="float">
            <text:p>0.09228515625</text:p>
          </table:table-cell>
          <table:table-cell office:value-type="float" office:value="0.67724609375" calcext:value-type="float">
            <text:p>0.67724609375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0.4697265625" calcext:value-type="float">
            <text:p>0.4697265625</text:p>
          </table:table-cell>
          <table:table-cell office:value-type="float" office:value="0.17626953125" calcext:value-type="float">
            <text:p>0.17626953125</text:p>
          </table:table-cell>
          <table:table-cell office:value-type="float" office:value="-1" calcext:value-type="float">
            <text:p>-1</text:p>
          </table:table-cell>
          <table:table-cell office:value-type="float" office:value="0.05224609375" calcext:value-type="float">
            <text:p>0.05224609375</text:p>
          </table:table-cell>
          <table:table-cell office:value-type="float" office:value="0.67724609375" calcext:value-type="float">
            <text:p>0.67724609375</text:p>
          </table:table-cell>
          <table:table-cell office:value-type="float" office:value="0.9697265625" calcext:value-type="float">
            <text:p>0.9697265625</text:p>
          </table:table-cell>
          <table:table-cell office:value-type="float" office:value="0.67724609375" calcext:value-type="float">
            <text:p>0.67724609375</text:p>
          </table:table-cell>
          <table:table-cell office:value-type="float" office:value="0.09228515625" calcext:value-type="float">
            <text:p>0.09228515625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0.12939453125" calcext:value-type="float">
            <text:p>0.12939453125</text:p>
          </table:table-cell>
          <table:table-cell office:value-type="float" office:value="0.67724609375" calcext:value-type="float">
            <text:p>0.67724609375</text:p>
          </table:table-cell>
          <table:table-cell office:value-type="float" office:value="0.05224609375" calcext:value-type="float">
            <text:p>0.05224609375</text:p>
          </table:table-cell>
          <table:table-cell office:value-type="float" office:value="-1" calcext:value-type="float">
            <text:p>-1</text:p>
          </table:table-cell>
          <table:table-cell office:value-type="float" office:value="0.30126953125" calcext:value-type="float">
            <text:p>0.30126953125</text:p>
          </table:table-cell>
          <table:table-cell office:value-type="float" office:value="0.38037109375" calcext:value-type="float">
            <text:p>0.38037109375</text:p>
          </table:table-cell>
          <table:table-cell office:value-type="float" office:value="0.1513671875" calcext:value-type="float">
            <text:p>0.1513671875</text:p>
          </table:table-cell>
          <table:table-cell office:value-type="float" office:value="0.9697265625" calcext:value-type="float">
            <text:p>0.9697265625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0.2333984375" calcext:value-type="float">
            <text:p>0.2333984375</text:p>
          </table:table-cell>
          <table:table-cell office:value-type="float" office:value="0.0771484375" calcext:value-type="float">
            <text:p>0.0771484375</text:p>
          </table:table-cell>
          <table:table-cell office:value-type="float" office:value="0.67724609375" calcext:value-type="float">
            <text:p>0.67724609375</text:p>
          </table:table-cell>
          <table:table-cell office:value-type="float" office:value="0.30126953125" calcext:value-type="float">
            <text:p>0.30126953125</text:p>
          </table:table-cell>
          <table:table-cell office:value-type="float" office:value="-1" calcext:value-type="float">
            <text:p>-1</text:p>
          </table:table-cell>
          <table:table-cell office:value-type="float" office:value="0.5185546875" calcext:value-type="float">
            <text:p>0.5185546875</text:p>
          </table:table-cell>
          <table:table-cell office:value-type="float" office:value="0.90966796875" calcext:value-type="float">
            <text:p>0.90966796875</text:p>
          </table:table-cell>
          <table:table-cell office:value-type="float" office:value="0.423828125" calcext:value-type="float">
            <text:p>0.423828125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office:value-type="float" office:value="0.9697265625" calcext:value-type="float">
            <text:p>0.9697265625</text:p>
          </table:table-cell>
          <table:table-cell office:value-type="float" office:value="0.17626953125" calcext:value-type="float">
            <text:p>0.17626953125</text:p>
          </table:table-cell>
          <table:table-cell office:value-type="float" office:value="0.9697265625" calcext:value-type="float">
            <text:p>0.9697265625</text:p>
          </table:table-cell>
          <table:table-cell office:value-type="float" office:value="0.38037109375" calcext:value-type="float">
            <text:p>0.38037109375</text:p>
          </table:table-cell>
          <table:table-cell office:value-type="float" office:value="0.5185546875" calcext:value-type="float">
            <text:p>0.5185546875</text:p>
          </table:table-cell>
          <table:table-cell office:value-type="float" office:value="-1" calcext:value-type="float">
            <text:p>-1</text:p>
          </table:table-cell>
          <table:table-cell office:value-type="float" office:value="0.791015625" calcext:value-type="float">
            <text:p>0.791015625</text:p>
          </table:table-cell>
          <table:table-cell office:value-type="float" office:value="0.5185546875" calcext:value-type="float">
            <text:p>0.5185546875</text:p>
          </table:table-cell>
        </table:table-row>
        <table:table-row table:style-name="ro1">
          <table:table-cell office:value-type="string" calcext:value-type="string">
            <text:p>AB</text:p>
          </table:table-cell>
          <table:table-cell office:value-type="float" office:value="1" calcext:value-type="float">
            <text:p>1</text:p>
          </table:table-cell>
          <table:table-cell office:value-type="float" office:value="0.09228515625" calcext:value-type="float">
            <text:p>0.09228515625</text:p>
          </table:table-cell>
          <table:table-cell office:value-type="float" office:value="0.67724609375" calcext:value-type="float">
            <text:p>0.67724609375</text:p>
          </table:table-cell>
          <table:table-cell office:value-type="float" office:value="0.1513671875" calcext:value-type="float">
            <text:p>0.1513671875</text:p>
          </table:table-cell>
          <table:table-cell office:value-type="float" office:value="0.90966796875" calcext:value-type="float">
            <text:p>0.90966796875</text:p>
          </table:table-cell>
          <table:table-cell office:value-type="float" office:value="0.791015625" calcext:value-type="float">
            <text:p>0.791015625</text:p>
          </table:table-cell>
          <table:table-cell office:value-type="float" office:value="-1" calcext:value-type="float">
            <text:p>-1</text:p>
          </table:table-cell>
          <table:table-cell office:value-type="float" office:value="0.1513671875" calcext:value-type="float">
            <text:p>0.1513671875</text:p>
          </table:table-cell>
        </table:table-row>
        <table:table-row table:style-name="ro1">
          <table:table-cell office:value-type="string" calcext:value-type="string">
            <text:p>AD</text:p>
          </table:table-cell>
          <table:table-cell office:value-type="float" office:value="0.30126953125" calcext:value-type="float">
            <text:p>0.30126953125</text:p>
          </table:table-cell>
          <table:table-cell office:value-type="float" office:value="0.67724609375" calcext:value-type="float">
            <text:p>0.67724609375</text:p>
          </table:table-cell>
          <table:table-cell office:value-type="float" office:value="0.09228515625" calcext:value-type="float">
            <text:p>0.09228515625</text:p>
          </table:table-cell>
          <table:table-cell office:value-type="float" office:value="0.9697265625" calcext:value-type="float">
            <text:p>0.9697265625</text:p>
          </table:table-cell>
          <table:table-cell office:value-type="float" office:value="0.423828125" calcext:value-type="float">
            <text:p>0.423828125</text:p>
          </table:table-cell>
          <table:table-cell office:value-type="float" office:value="0.5185546875" calcext:value-type="float">
            <text:p>0.5185546875</text:p>
          </table:table-cell>
          <table:table-cell office:value-type="float" office:value="0.1513671875" calcext:value-type="float">
            <text:p>0.1513671875</text:p>
          </table:table-cell>
          <table:table-cell office:value-type="float" office:value="-1" calcext:value-type="float">
            <text:p>-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8-22T11:24:21.558084385</dc:date>
    <meta:editing-duration>PT1M36S</meta:editing-duration>
    <meta:editing-cycles>1</meta:editing-cycles>
    <meta:generator>LibreOffice/6.0.7.3$Linux_X86_64 LibreOffice_project/00m0$Build-3</meta:generator>
    <meta:document-statistic meta:table-count="1" meta:cell-count="81" meta:object-count="0"/>
  </office:meta>
</office:document-meta>
</file>